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2" svg:font-family="'Segoe UI'" style:font-family-generic="swiss" style:font-pitch="variable"/>
    <style:font-face style:name="Segoe UI" svg:font-family="'Segoe UI'" style:font-adornments="Normalny" style:font-family-generic="swiss" style:font-pitch="variable"/>
    <style:font-face style:name="Segoe UI1" svg:font-family="'Segoe UI'" style:font-adornments="Pogrubio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nsolas" fo:font-size="32pt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4" style:family="paragraph" style:parent-style-name="Standard">
      <style:text-properties fo:color="#ff3333"/>
    </style:style>
    <style:style style:name="P5" style:family="paragraph" style:parent-style-name="Standard">
      <style:text-properties style:use-window-font-color="true"/>
    </style:style>
    <style:style style:name="P6" style:family="paragraph" style:parent-style-name="Standard">
      <style:text-properties officeooo:paragraph-rsid="000bb385"/>
    </style:style>
    <style:style style:name="P7" style:family="paragraph" style:parent-style-name="Standard">
      <style:text-properties officeooo:paragraph-rsid="000d712a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Text_20_body">
      <style:text-properties style:use-window-font-color="true" style:font-name="Segoe UI2" fo:font-size="12pt" style:font-name-asian="Consolas1" style:font-size-asian="12pt" style:font-name-complex="Consolas1" style:font-size-complex="12pt"/>
    </style:style>
    <style:style style:name="P10" style:family="paragraph" style:parent-style-name="Text_20_body">
      <style:text-properties officeooo:paragraph-rsid="000d712a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Consolas" fo:font-size="32pt" style:font-size-asian="32pt" style:font-size-complex="32pt"/>
    </style:style>
    <style:style style:name="P12" style:family="paragraph" style:parent-style-name="Standard">
      <style:text-properties officeooo:rsid="000d712a" officeooo:paragraph-rsid="000d712a"/>
    </style:style>
    <style:style style:name="P13" style:family="paragraph" style:parent-style-name="Standard">
      <style:text-properties style:use-window-font-color="true" style:font-name="Segoe UI2" fo:font-size="12pt" style:font-name-asian="Consolas1" style:font-size-asian="12pt" style:font-name-complex="Consolas1" style:font-size-complex="12pt"/>
    </style:style>
    <style:style style:name="P14" style:family="paragraph" style:parent-style-name="Standard">
      <style:text-properties style:use-window-font-color="true" style:font-name="Segoe UI2" fo:font-size="12pt" officeooo:paragraph-rsid="000f6fd0" style:font-name-asian="Consolas1" style:font-size-asian="12pt" style:font-name-complex="Consolas1" style:font-size-complex="12pt"/>
    </style:style>
    <style:style style:name="P15" style:family="paragraph" style:parent-style-name="Standard">
      <style:text-properties style:use-window-font-color="true" style:font-name="Segoe UI2" fo:font-size="12pt" officeooo:paragraph-rsid="000f6fd0" style:font-size-asian="12pt" style:font-size-complex="12pt"/>
    </style:style>
    <style:style style:name="P16" style:family="paragraph" style:parent-style-name="Standard">
      <style:text-properties officeooo:paragraph-rsid="000f6fd0"/>
    </style:style>
    <style:style style:name="P17" style:family="paragraph" style:parent-style-name="Text_20_body">
      <style:text-properties officeooo:rsid="000d712a" style:font-name-asian="Consolas1" style:font-name-complex="Consolas1"/>
    </style:style>
    <style:style style:name="P18" style:family="paragraph" style:parent-style-name="Text_20_body">
      <style:text-properties officeooo:paragraph-rsid="000f6fd0"/>
    </style:style>
    <style:style style:name="P19" style:family="paragraph" style:parent-style-name="Text_20_body">
      <style:paragraph-properties fo:break-before="page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Heading_20_3" style:list-style-name=""/>
    <style:style style:name="P24" style:family="paragraph" style:parent-style-name="Heading_20_3">
      <style:text-properties officeooo:rsid="000d712a" style:font-name-asian="Consolas1" style:font-name-complex="Consolas1"/>
    </style:style>
    <style:style style:name="P25" style:family="paragraph" style:parent-style-name="Heading_20_3">
      <style:text-properties officeooo:paragraph-rsid="000f6fd0"/>
    </style:style>
    <style:style style:name="P26" style:family="paragraph" style:parent-style-name="Heading_20_3">
      <style:paragraph-properties fo:break-before="page"/>
    </style:style>
    <style:style style:name="T1" style:family="text">
      <style:text-properties fo:color="#0047ff"/>
    </style:style>
    <style:style style:name="T2" style:family="text">
      <style:text-properties fo:color="#0047ff" officeooo:rsid="000d712a"/>
    </style:style>
    <style:style style:name="T3" style:family="text">
      <style:text-properties fo:color="#ff3333"/>
    </style:style>
    <style:style style:name="T4" style:family="text">
      <style:text-properties fo:color="#dc2300"/>
    </style:style>
    <style:style style:name="T5" style:family="text">
      <style:text-properties fo:color="#dc2300" officeooo:rsid="000bb385"/>
    </style:style>
    <style:style style:name="T6" style:family="text">
      <style:text-properties style:use-window-font-color="true"/>
    </style:style>
    <style:style style:name="T7" style:family="text">
      <style:text-properties fo:color="#808080"/>
    </style:style>
    <style:style style:name="T8" style:family="text">
      <style:text-properties style:font-name-asian="Consolas1" style:font-name-complex="Consolas1"/>
    </style:style>
    <style:style style:name="T9" style:family="text">
      <style:text-properties officeooo:rsid="000d712a" style:font-name-asian="Consolas1" style:font-name-complex="Consolas1"/>
    </style:style>
    <style:style style:name="T10" style:family="text">
      <style:text-properties officeooo:rsid="000bb385"/>
    </style:style>
    <style:style style:name="T11" style:family="text">
      <style:text-properties officeooo:rsid="000d712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><text:span text:style-name="Page_20_Number"/></text:p>
      <text:p text:style-name="P1"/>
      <text:p text:style-name="P1"/>
      <text:p text:style-name="P1">PosnetLib.ocx</text:p>
      <text:p text:style-name="P2">Instrukcja programisty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21"><text:a xlink:type="simple" xlink:href="#__RefHeading__105_1641409813" text:style-name="Index_20_Link" text:visited-style-name="Index_20_Link">1. Konfiguracja połączenia z drukarką.<text:tab/>3</text:a></text:p>
          <text:p text:style-name="P22"><text:a xlink:type="simple" xlink:href="#__RefHeading__111_1641409813" text:style-name="Index_20_Link" text:visited-style-name="Index_20_Link">ConnectCom<text:tab/>3</text:a></text:p>
          <text:p text:style-name="P22"><text:a xlink:type="simple" xlink:href="#__RefHeading__113_1641409813" text:style-name="Index_20_Link" text:visited-style-name="Index_20_Link">ConnectTcp<text:tab/>4</text:a></text:p>
          <text:p text:style-name="P22"><text:a xlink:type="simple" xlink:href="#__RefHeading__123_1641409813" text:style-name="Index_20_Link" text:visited-style-name="Index_20_Link">Disconnect<text:tab/>4</text:a></text:p>
          <text:p text:style-name="P21"><text:a xlink:type="simple" xlink:href="#__RefHeading__107_1641409813" text:style-name="Index_20_Link" text:visited-style-name="Index_20_Link">2. Wysyłanie i odbieranie danych.<text:tab/>5</text:a></text:p>
          <text:p text:style-name="P22"><text:a xlink:type="simple" xlink:href="#__RefHeading__125_1641409813" text:style-name="Index_20_Link" text:visited-style-name="Index_20_Link">Send<text:tab/>5</text:a></text:p>
          <text:p text:style-name="P22"><text:a xlink:type="simple" xlink:href="#__RefHeading__127_1641409813" text:style-name="Index_20_Link" text:visited-style-name="Index_20_Link">Receive<text:tab/>5</text:a></text:p>
          <text:p text:style-name="P22"><text:a xlink:type="simple" xlink:href="#__RefHeading__129_1641409813" text:style-name="Index_20_Link" text:visited-style-name="Index_20_Link">SendFrame<text:tab/>6</text:a></text:p>
          <text:p text:style-name="P22"><text:a xlink:type="simple" xlink:href="#__RefHeading__439_391552125" text:style-name="Index_20_Link" text:visited-style-name="Index_20_Link">ReceiveFrame<text:tab/>7</text:a></text:p>
          <text:p text:style-name="P22"><text:a xlink:type="simple" xlink:href="#__RefHeading__441_391552125" text:style-name="Index_20_Link" text:visited-style-name="Index_20_Link">SendFile<text:tab/>8</text:a></text:p>
          <text:p text:style-name="P22"><text:a xlink:type="simple" xlink:href="#__RefHeading__1848_200737421" text:style-name="Index_20_Link" text:visited-style-name="Index_20_Link">WaitForResponse<text:tab/>9</text:a></text:p>
          <text:p text:style-name="P21"><text:a xlink:type="simple" xlink:href="#__RefHeading__109_1641409813" text:style-name="Index_20_Link" text:visited-style-name="Index_20_Link">3. Logowanie danych.<text:tab/>10</text:a></text:p>
          <text:p text:style-name="P22"><text:a xlink:type="simple" xlink:href="#__RefHeading__1850_200737421" text:style-name="Index_20_Link" text:visited-style-name="Index_20_Link">LogBegin<text:tab/>10</text:a></text:p>
          <text:p text:style-name="P22"><text:a xlink:type="simple" xlink:href="#__RefHeading__1852_200737421" text:style-name="Index_20_Link" text:visited-style-name="Index_20_Link">LogEnd<text:tab/>10</text:a></text:p>
          <text:p text:style-name="P21"><text:a xlink:type="simple" xlink:href="#__RefHeading__139_1641409813" text:style-name="Index_20_Link" text:visited-style-name="Index_20_Link">4. Funkcje pomocnicze.<text:tab/>11</text:a></text:p>
          <text:p text:style-name="P22"><text:a xlink:type="simple" xlink:href="#__RefHeading__2757_474333304" text:style-name="Index_20_Link" text:visited-style-name="Index_20_Link">PosnetLibGetVersion<text:tab/>11</text:a></text:p>
          <text:p text:style-name="P22"><text:a xlink:type="simple" xlink:href="#__RefHeading__1303_341355196" text:style-name="Index_20_Link" text:visited-style-name="Index_20_Link">CleanUp<text:tab/>11</text:a></text:p>
          <text:p text:style-name="P22"><text:a xlink:type="simple" xlink:href="#__RefHeading__443_391552125" text:style-name="Index_20_Link" text:visited-style-name="Index_20_Link">CreateFrame<text:tab/>12</text:a></text:p>
          <text:p text:style-name="P22"><text:a xlink:type="simple" xlink:href="#__RefHeading__445_391552125" text:style-name="Index_20_Link" text:visited-style-name="Index_20_Link">GetCRC<text:tab/>13</text:a></text:p>
          <text:p text:style-name="P22"><text:a xlink:type="simple" xlink:href="#__RefHeading__447_391552125" text:style-name="Index_20_Link" text:visited-style-name="Index_20_Link">GetToken<text:tab/>14</text:a></text:p>
          <text:p text:style-name="P22"><text:a xlink:type="simple" xlink:href="#__RefHeading__1593_731322735" text:style-name="Index_20_Link" text:visited-style-name="Index_20_Link">GetParamValue<text:tab/>14</text:a></text:p>
          <text:p text:style-name="P22"><text:a xlink:type="simple" xlink:href="#__RefHeading__1595_731322735" text:style-name="Index_20_Link" text:visited-style-name="Index_20_Link">GetErrText<text:tab/>15</text:a></text:p>
          <text:p text:style-name="P21"><text:a xlink:type="simple" xlink:href="#__RefHeading__1597_731322735" text:style-name="Index_20_Link" text:visited-style-name="Index_20_Link">5. Informacje pomocnicze.<text:tab/>16</text:a></text:p>
          <text:p text:style-name="P22"><text:a xlink:type="simple" xlink:href="#__RefHeading__1599_731322735" text:style-name="Index_20_Link" text:visited-style-name="Index_20_Link">Kody błędów wewnętrznych kontrolki.<text:tab/>16</text:a></text:p>
          <text:p text:style-name="P22"><text:a xlink:type="simple" xlink:href="#__RefHeading__1296_1201919076" text:style-name="Index_20_Link" text:visited-style-name="Index_20_Link">Wsparcie techniczne.<text:tab/>16</text:a></text:p>
        </text:index-body>
      </text:table-of-content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h text:style-name="Heading_20_1" text:outline-level="1"><text:bookmark-start text:name="__RefHeading__105_1641409813"/>1. Konfiguracja połączenia z drukarką.<text:bookmark-end text:name="__RefHeading__105_1641409813"/></text:h>
      <text:p text:style-name="Text_20_body"/>
      <text:h text:style-name="Heading_20_3" text:outline-level="3"><text:bookmark-start text:name="__RefHeading__111_1641409813"/>ConnectCom<text:bookmark-end text:name="__RefHeading__111_1641409813"/></text:h>
      <text:p text:style-name="Standard"/>
      <text:p text:style-name="Standard">Opis:</text:p>
      <text:p text:style-name="Standard">funkcja umożliwia nawiązanie połączenia z drukarką fiskalna podłączoną do komputera przez fizyczny lub wirtualny port szeregowy.</text:p>
      <text:p text:style-name="Standard"/>
      <text:p text:style-name="Standard">Wywołanie funkcji:</text:p>
      <text:p text:style-name="Standard"><text:span text:style-name="T1">int</text:span> ConnectCom( <text:span text:style-name="T1">LPCTSTR</text:span> portName, <text:span text:style-name="T1">long</text:span> baudRate, <text:span text:style-name="T1">short</text:span> flowControl );</text:p>
      <text:p text:style-name="Standard"/>
      <text:p text:style-name="Standard">Przekazywane parametry:</text:p>
      <text:p text:style-name="Standard">portName – idnetyfikator portu szeregowego COM,</text:p>
      <text:p text:style-name="Standard">baudRate – prędkość przesyłania danych (1200, 2400, 4800, 9600, 19200, 38400, 57600, 115200),</text:p>
      <text:p text:style-name="Standard">flowControl – sterowanie przepływem, 0 – brak, 1 – Xon/Xoff, 2 – Rts/Cts.</text:p>
      <text:p text:style-name="Standard"/>
      <text:p text:style-name="Standard">Zwracana wartość:</text:p>
      <text:p text:style-name="Standard">„0” jeżeli wykonano poprawnie lub kod błędu ze znakiem „-”.</text:p>
      <text:p text:style-name="Standard"/>
      <text:p text:style-name="Standard">Przykład wywołania</text:p>
      <text:p text:style-name="Standard">ConnectCom(<text:span text:style-name="T3"> ”</text:span><text:span text:style-name="T3">COM1</text:span><text:span text:style-name="T3">”</text:span>, 9600, 1 );</text:p>
      <text:p text:style-name="Standard"/>
      <text:p text:style-name="Standard">Uwagi:</text:p>
      <text:p text:style-name="Standard">Parametry komunikacji muszą być zgodne z ustawieniami w drukarce fiskalnej.</text:p>
      <text:h text:style-name="P23" text:outline-level="3"/>
      <text:h text:style-name="P26" text:outline-level="3"><text:bookmark-start text:name="__RefHeading__113_1641409813"/>ConnectTcp<text:bookmark-end text:name="__RefHeading__113_1641409813"/></text:h>
      <text:p text:style-name="Standard"/>
      <text:p text:style-name="Standard">Opis:</text:p>
      <text:p text:style-name="Standard">funkcja umożliwia nawiązanie połączenia z drukarką fiskalna podłączoną do komputera przez złącze Ethernet.</text:p>
      <text:p text:style-name="Standard"/>
      <text:p text:style-name="Standard">Wywołanie funkcji:</text:p>
      <text:p text:style-name="Standard"><text:span text:style-name="T1">int</text:span> ConnectTcp( <text:span text:style-name="T1">LPCTSTR</text:span> ipAddress, <text:span text:style-name="T1">short</text:span> netSocket );</text:p>
      <text:p text:style-name="Standard"/>
      <text:p text:style-name="Standard">Przekazywane parametry:</text:p>
      <text:p text:style-name="Standard">ipAddress – adres ip drukarki fiskalnej,</text:p>
      <text:p text:style-name="Standard">netSocket – numer portu ustawiony w drukarce dla połączenia z PC.</text:p>
      <text:p text:style-name="Standard"/>
      <text:p text:style-name="Standard">Zwracana wartość:</text:p>
      <text:p text:style-name="Standard">„0” jeżeli wykonano poprawnie lub kod błędu ze znakiem „-”.</text:p>
      <text:p text:style-name="Standard"/>
      <text:p text:style-name="Standard">Przykład wywołania</text:p>
      <text:p text:style-name="Standard">ConnectTcp( <text:span text:style-name="T3">”</text:span><text:span text:style-name="T3">10.10.10.10</text:span><text:span text:style-name="T3">”</text:span>, 6666 );</text:p>
      <text:p text:style-name="Standard"/>
      <text:p text:style-name="Standard">Uwagi:</text:p>
      <text:p text:style-name="Standard">W przypadku wprowadzenia nieprawidłowych wartości próba nawiązania połączenia może trwać nawet kilka sekund, aplikacja może w tym czasie przestać odpowiadać.</text:p>
      <text:p text:style-name="Standard"/>
      <text:p text:style-name="Standard"/>
      <text:h text:style-name="Heading_20_3" text:outline-level="3"><text:bookmark-start text:name="__RefHeading__123_1641409813"/>Disconnect<text:bookmark-end text:name="__RefHeading__123_1641409813"/></text:h>
      <text:p text:style-name="Standard"/>
      <text:p text:style-name="Standard">Opis:</text:p>
      <text:p text:style-name="Standard">funkcja umożliwia przerwanie połączenia z drukarką fiskalna, niezależnie od sposobu nawiązania połączenia.</text:p>
      <text:p text:style-name="Standard"/>
      <text:p text:style-name="Standard">Wywołanie funkcji:</text:p>
      <text:p text:style-name="Standard"><text:span text:style-name="T1">int</text:span> Disconnect();</text:p>
      <text:p text:style-name="Standard"/>
      <text:p text:style-name="Standard">Zwracana wartość:</text:p>
      <text:p text:style-name="Standard">„0” jeżeli wykonano poprawnie lub kod błędu ze znakiem „-”.</text:p>
      <text:p text:style-name="Standard"/>
      <text:p text:style-name="Standard">Przykład wywołania</text:p>
      <text:p text:style-name="Standard">Disconnect();</text:p>
      <text:h text:style-name="P20" text:outline-level="1"><text:bookmark-start text:name="__RefHeading__107_1641409813"/>2. Wysyłanie i odbieranie danych.<text:bookmark-end text:name="__RefHeading__107_1641409813"/></text:h>
      <text:p text:style-name="Text_20_body"/>
      <text:h text:style-name="Heading_20_3" text:outline-level="3"><text:bookmark-start text:name="__RefHeading__125_1641409813"/>Send<text:bookmark-end text:name="__RefHeading__125_1641409813"/></text:h>
      <text:p text:style-name="Standard"/>
      <text:p text:style-name="Standard">Opis:</text:p>
      <text:p text:style-name="Standard">funkcja umożliwia przesłanie dowolnych danych do drukarki fiskalnej.</text:p>
      <text:p text:style-name="Standard"/>
      <text:p text:style-name="Standard">Wywołanie funkcji:</text:p>
      <text:p text:style-name="Standard"><text:span text:style-name="T1">int</text:span> Send( <text:span text:style-name="T1">LPCTSTR</text:span> command );</text:p>
      <text:p text:style-name="Standard"/>
      <text:p text:style-name="Standard">Przekazywane parametry:</text:p>
      <text:p text:style-name="Standard">command – ciąg znaków który chcemy przesłać do drukarki.</text:p>
      <text:p text:style-name="Standard"/>
      <text:p text:style-name="Standard">Zwracana wartość:</text:p>
      <text:p text:style-name="Standard">„0” jeżeli wykonano poprawnie lub kod błędu ze znakiem „-”.</text:p>
      <text:p text:style-name="Standard"/>
      <text:p text:style-name="Standard">Przykład wywołania</text:p>
      <text:p text:style-name="Standard">Send( STX + <text:span text:style-name="T4">”</text:span><text:span text:style-name="T4">sdev\t@1\t#8FE8</text:span><text:span text:style-name="T4">”</text:span> + ETX );</text:p>
      <text:p text:style-name="Standard"/>
      <text:p text:style-name="Standard">Gdzie:</text:p>
      <text:p text:style-name="Standard">STX – początek ramki protokołu Posnet '0x02'h,</text:p>
      <text:p text:style-name="Standard">ETX – koniec ramki protokołu Posnet '0x03'h.</text:p>
      <text:p text:style-name="Standard"/>
      <text:h text:style-name="Heading_20_3" text:outline-level="3"><text:bookmark-start text:name="__RefHeading__127_1641409813"/>Receive<text:bookmark-end text:name="__RefHeading__127_1641409813"/></text:h>
      <text:p text:style-name="Standard"/>
      <text:p text:style-name="Standard">Opis:</text:p>
      <text:p text:style-name="Standard">funkcja umożliwia odczytanie danych odesłanych przez drukarkę fiskalną.</text:p>
      <text:p text:style-name="Standard"/>
      <text:p text:style-name="Standard">Wywołanie funkcji:</text:p>
      <text:p text:style-name="Standard"><text:span text:style-name="T1">string</text:span> Receive();</text:p>
      <text:p text:style-name="Standard"/>
      <text:p text:style-name="Standard">Zwracana wartość:</text:p>
      <text:p text:style-name="Standard">ciąg znaków odebrany od drukarki fiskalnej lub kod błędu.</text:p>
      <text:p text:style-name="Standard"/>
      <text:p text:style-name="Standard">Przykład wywołania</text:p>
      <text:p text:style-name="Standard">Receive();</text:p>
      <text:p text:style-name="Standard"/>
      <text:p text:style-name="Standard">Uwagi:</text:p>
      <text:p text:style-name="Standard">Funkcja nie kontroluje treści odebranych danych.</text:p>
      <text:h text:style-name="P23" text:outline-level="3"/>
      <text:h text:style-name="P26" text:outline-level="3"><text:bookmark-start text:name="__RefHeading__129_1641409813"/>SendFrame<text:bookmark-end text:name="__RefHeading__129_1641409813"/></text:h>
      <text:p text:style-name="Standard"/>
      <text:p text:style-name="Standard">Opis:</text:p>
      <text:p text:style-name="Standard">funkcja umożliwia przesłanie do drukarki fiskalnej ramki protokołu Posnet zbudowanej na podstawie przekazanych parametrów.</text:p>
      <text:p text:style-name="Standard"/>
      <text:p text:style-name="Standard">Wywołanie funkcji:</text:p>
      <text:p text:style-name="Standard"><text:span text:style-name="T1">int</text:span> SendFrame( <text:span text:style-name="T1">LPCTSTR</text:span> requestId, <text:span text:style-name="T1">LPCTSTR</text:span> requestParams );</text:p>
      <text:p text:style-name="Standard"/>
      <text:p text:style-name="Standard">Przekazywane parametry:</text:p>
      <text:p text:style-name="Standard">requestId – identyfikator polecenia,</text:p>
      <text:p text:style-name="Standard">requestParams – parametry polecenia rozdzielone znakiem TAB '09'h.</text:p>
      <text:p text:style-name="Standard"/>
      <text:p text:style-name="Standard">Zwracana wartość:</text:p>
      <text:p text:style-name="Standard">„0” jeżeli wykonano poprawnie lub kod błędu ze znakiem „-”.</text:p>
      <text:p text:style-name="Standard"/>
      <text:p text:style-name="Standard">Przykład wywołania</text:p>
      <text:p text:style-name="Standard">SendFrame( <text:span text:style-name="T4">”</text:span><text:span text:style-name="T4">dailyrep</text:span><text:span text:style-name="T4">”</text:span>, <text:span text:style-name="T4">”</text:span><text:span text:style-name="T4">da2013-08-19</text:span><text:span text:style-name="T4">”</text:span>);</text:p>
      <text:p text:style-name="Standard"/>
      <text:p text:style-name="Standard">Uwagi:</text:p>
      <text:p text:style-name="Standard">Przekazywane parametry w „requestId” oraz „requestParams” powinny być zgodne</text:p>
      <text:p text:style-name="Standard">z Instrukcją Programisty Protokołu Posnet dla konkretnego typu drukarki.</text:p>
      <text:p text:style-name="Standard"/>
      <text:p text:style-name="Standard">Pierwszy parametr w wywołaniu funkcji musi być niezerowy( != ””).</text:p>
      <text:p text:style-name="Standard"/>
      <text:p text:style-name="Standard">Jeżeli w requestParams chcemy przekazać więcej niż jeden parametr dla polecenia protokołu należy je rozdzielić znakiem TAB '09'h np.: <text:span text:style-name="T6">”</text:span><text:span text:style-name="T7">naNazwaTowaru</text:span><text:span text:style-name="T4">\t</text:span><text:span text:style-name="T7">vt0</text:span><text:span text:style-name="T4">\t</text:span><text:span text:style-name="T7">pr1000</text:span><text:span text:style-name="T6">”</text:span></text:p>
      <text:p text:style-name="Standard"><text:span text:style-name="T6">dla rozkazu ”trline”(linia sprzedaży). Ciągu parametrów </text:span><text:span text:style-name="T3">nie należy poprzedzać ani kończyć znakiem TAB</text:span><text:span text:style-name="T6">, kontrolka zadba o właściwe opakowanie przekazanych danych.</text:span></text:p>
      <text:p text:style-name="P5"/>
      <text:p text:style-name="Standard">Jeżeli polecenie protokołu nie posiada pól opcjonalnych jako drugi parametr w wywołaniu funkcji należy przekazać pusty ciąg znaków.</text:p>
      <text:p text:style-name="Standard"/>
      <text:h text:style-name="P26" text:outline-level="3"><text:bookmark-start text:name="__RefHeading__439_391552125"/>ReceiveFrame<text:bookmark-end text:name="__RefHeading__439_391552125"/></text:h>
      <text:p text:style-name="Standard"/>
      <text:p text:style-name="Standard">Opis:</text:p>
      <text:p text:style-name="Standard">funkcja umożliwia odczytanie ramki protokołu odesłanej przez drukarkę fiskalną.</text:p>
      <text:p text:style-name="Standard"/>
      <text:p text:style-name="Standard">Wywołanie funkcji:</text:p>
      <text:p text:style-name="Standard"><text:span text:style-name="T1">string</text:span> ReceiveFrame();</text:p>
      <text:p text:style-name="Standard"/>
      <text:p text:style-name="Standard">Zwracana wartość:</text:p>
      <text:p text:style-name="Standard">ciąg znaków odebrany od drukarki fiskalnej lub kod błędu.</text:p>
      <text:p text:style-name="Standard"/>
      <text:p text:style-name="Standard">Przykład wywołania</text:p>
      <text:p text:style-name="Standard">ReceiveFrame();</text:p>
      <text:p text:style-name="Standard"/>
      <text:p text:style-name="Standard">Uwagi:</text:p>
      <text:p text:style-name="Standard">Funkcja kontroluje treść odebranych danych, poprawny wynik przychodzi tylko wtedy gdy</text:p>
      <text:p text:style-name="Standard">z odebranego od drukarki fiskalnej ciągu znaków będzie można wyodrębnić ramkę protokołu.</text:p>
      <text:p text:style-name="Standard"/>
      <text:p text:style-name="Standard">W odpowiedzi zawsze przychodzi tylko jedna ramka protokołu. Jeżeli spodziewamy się więcej niż jednej odpowiedzi odczyt należy ponowić.</text:p>
      <text:p text:style-name="Standard"/>
      <text:p text:style-name="Standard">Po wysłaniu rozkazu należy odczekać chwilę przed odczytaniem odpowiedzi.</text:p>
      <text:p text:style-name="Standard">Jeżeli funkcja ReceiveFame wywołana bezpośrednio po przesłaniu rozkazu do drukarki</text:p>
      <text:p text:style-name="Standard">zwróci wynik negatywny może to oznaczać, że czas pomiędzy zapisem i próbą odczytu</text:p>
      <text:p text:style-name="Standard">nie jest wystarczający. W przypadku negatywnej odpowiedzi próbę odczytu można ponowić.</text:p>
      <text:h text:style-name="P23" text:outline-level="3"/>
      <text:h text:style-name="P26" text:outline-level="3"><text:bookmark-start text:name="__RefHeading__441_391552125"/>SendFile<text:bookmark-end text:name="__RefHeading__441_391552125"/></text:h>
      <text:p text:style-name="Standard"/>
      <text:p text:style-name="Standard">Opis:</text:p>
      <text:p text:style-name="Standard">funkcja umożliwia przesłanie do drukarki fiskalnej danych zapisanych w pliku tekstowym.</text:p>
      <text:p text:style-name="Standard"/>
      <text:p text:style-name="Standard">Wywołanie funkcji:</text:p>
      <text:p text:style-name="Standard"><text:span text:style-name="T1">int</text:span> SendFile( <text:span text:style-name="T1">LPCTSTR</text:span> fileName, <text:span text:style-name="T1">bool</text:span><text:span text:style-name="T6"> readOn</text:span>);</text:p>
      <text:p text:style-name="Standard"/>
      <text:p text:style-name="Standard">Przekazywane parametry:</text:p>
      <text:p text:style-name="Standard">fileName – adres pliku,</text:p>
      <text:p text:style-name="Standard">readOn – włączenie/wyłączenie odczytu odpowiedzi drukarki.</text:p>
      <text:p text:style-name="Standard"/>
      <text:p text:style-name="Standard">Zwracana wartość:</text:p>
      <text:p text:style-name="Standard">„0” jeżeli wykonano poprawnie lub kod błędu ze znakiem „-”.</text:p>
      <text:p text:style-name="Standard"/>
      <text:p text:style-name="Standard">Przykład wywołania</text:p>
      <text:p text:style-name="Standard">SendFile( <text:span text:style-name="T4">”</text:span><text:span text:style-name="T4">C:\\plik.txt</text:span><text:span text:style-name="T4">”</text:span><text:span text:style-name="T6">, </text:span><text:span text:style-name="T1">true</text:span>);</text:p>
      <text:p text:style-name="Standard"/>
      <text:p text:style-name="Standard">Uwagi:</text:p>
      <text:p text:style-name="Standard">Zawartość pliku tekstowego jest kontrolowana przed wysłaniem.</text:p>
      <text:p text:style-name="Standard">Funkcja wyodrębnia z pliku ramki protokołu i wysyła je pojedynczo.</text:p>
      <text:p text:style-name="Standard"/>
      <text:p text:style-name="Standard">Operacja wysyłania danych z pliku może zostać przerwana jeżeli podczas próby wysłania danych do drukarki wystąpi błąd</text:p>
      <text:p text:style-name="Standard"/>
      <text:p text:style-name="Standard">Jeżeli ”readOn<text:span text:style-name="T10">”</text:span>jest ustawione na ”true” funkcja odczytuje odpowiedzi drukarki i loguje je do pliku „SendFile_Result.txt”. W przeciwnym wypadku należy samodzielnie odczytywać odpowiedzi drukarki aby nie dopuścić do zapełnienia kolejki odbiorczej.</text:p>
      <text:p text:style-name="P4"/>
      <text:p text:style-name="Standard"/>
      <text:h text:style-name="P26" text:outline-level="3"><text:bookmark-start text:name="__RefHeading__1848_200737421"/>WaitForResponse<text:bookmark-end text:name="__RefHeading__1848_200737421"/></text:h>
      <text:p text:style-name="Standard"/>
      <text:p text:style-name="Standard">Opis:</text:p>
      <text:p text:style-name="Standard">funkcja umożliwia czekanie na odpowiedź urządzenia przez określoną ilość czasu.</text:p>
      <text:p text:style-name="Standard"/>
      <text:p text:style-name="Standard">Wywołanie funkcji:</text:p>
      <text:p text:style-name="Standard"><text:span text:style-name="T1">string</text:span> WaitForResponse( <text:span text:style-name="T1">long</text:span> timeout, <text:span text:style-name="T1">bool</text:span> parser );</text:p>
      <text:p text:style-name="Standard"/>
      <text:p text:style-name="Standard">Przekazywane parametry:</text:p>
      <text:p text:style-name="Standard">timeout – <text:s/>czas w sekundach, </text:p>
      <text:p text:style-name="Standard">parser – czy z odebranych danych wyodrębnić ramkę protokołu.</text:p>
      <text:p text:style-name="Standard"/>
      <text:p text:style-name="Standard">Zwracana wartość:</text:p>
      <text:p text:style-name="Standard">ciąg znaków odebrany od drukarki fiskalnej lub kod błędu.</text:p>
      <text:p text:style-name="Standard"/>
      <text:p text:style-name="Standard">Przykład wywołania</text:p>
      <text:p text:style-name="Standard">WaitForResponse( 1 , <text:span text:style-name="T1">true</text:span> );</text:p>
      <text:p text:style-name="Standard"/>
      <text:p text:style-name="Standard">Uwagi:</text:p>
      <text:p text:style-name="Standard">Jeżeli „parser == true” <text:s/>funkcja kontroluje treść odebranych danych, poprawny wynik przychodzi tylko wtedy gdy z odebranego od drukarki fiskalnej ciągu znaków będzie można wyodrębnić ramkę protokołu.</text:p>
      <text:h text:style-name="P20" text:outline-level="1"><text:bookmark-start text:name="__RefHeading__109_1641409813"/>3. Logowanie danych.<text:bookmark-end text:name="__RefHeading__109_1641409813"/></text:h>
      <text:p text:style-name="Standard"/>
      <text:h text:style-name="Heading_20_3" text:outline-level="3"><text:bookmark-start text:name="__RefHeading__1850_200737421"/>LogBegin<text:bookmark-end text:name="__RefHeading__1850_200737421"/></text:h>
      <text:p text:style-name="Standard">Opis:</text:p>
      <text:p text:style-name="Standard">Funkcja umożliwia włączenie logowania danych do pliku tekstowego.</text:p>
      <text:p text:style-name="Standard"/>
      <text:p text:style-name="Standard">Wywołanie funkcji:</text:p>
      <text:p text:style-name="Standard"><text:span text:style-name="T1">int</text:span> LogBegin( <text:span text:style-name="T1">bool</text:span> data_log, <text:span text:style-name="T1">bool</text:span> entry_log );</text:p>
      <text:p text:style-name="Standard"/>
      <text:p text:style-name="Standard">Przekazywane parametry:</text:p>
      <text:p text:style-name="Standard">data_log – <text:s/>włączenie logowanie danych wysłanych/odebranych do/z urządzenia, </text:p>
      <text:p text:style-name="Standard">entry_log – włączenie logowania punktów wejścia/wyjścia wywołanych funkcji.</text:p>
      <text:p text:style-name="Standard"/>
      <text:p text:style-name="Standard">Zwracana wartość:</text:p>
      <text:p text:style-name="Standard">„0” jeżeli wykonano poprawnie lub kod błędu ze znakiem „-”.</text:p>
      <text:p text:style-name="Standard"/>
      <text:p text:style-name="Standard">Przykład wywołania</text:p>
      <text:p text:style-name="Standard">LogBegin( <text:span text:style-name="T1">true</text:span> , <text:span text:style-name="T1">true</text:span> );</text:p>
      <text:p text:style-name="Standard"/>
      <text:p text:style-name="Standard">Uwagi:</text:p>
      <text:p text:style-name="Standard">Nie ma możliwości włączenia logowania z ustawieniem obu przekazywanych parametrów na false.</text:p>
      <text:p text:style-name="Standard">Nie ma możliwości zmiany konfiguracji po utworzeniu pliku loga, w takiej sytuacji należy przerwać logowanie i włączyć je z nowymi ustawieniami.</text:p>
      <text:p text:style-name="Standard"/>
      <text:p text:style-name="Standard"/>
      <text:h text:style-name="Heading_20_3" text:outline-level="3"><text:bookmark-start text:name="__RefHeading__1852_200737421"/>LogEnd<text:bookmark-end text:name="__RefHeading__1852_200737421"/></text:h>
      <text:p text:style-name="Text_20_body"/>
      <text:p text:style-name="Standard">Opis:</text:p>
      <text:p text:style-name="Standard">Funkcja umożliwia wyłączenie logowania danych do pliku tekstowego.</text:p>
      <text:p text:style-name="Standard"/>
      <text:p text:style-name="Standard">Wywołanie funkcji:</text:p>
      <text:p text:style-name="Standard"><text:span text:style-name="T1">int</text:span> LogEnd();</text:p>
      <text:p text:style-name="Standard"/>
      <text:p text:style-name="Standard">Zwracana wartość:</text:p>
      <text:p text:style-name="Standard">„0” jeżeli wykonano poprawnie lub kod błędu ze znakiem „-”.</text:p>
      <text:p text:style-name="Standard"/>
      <text:p text:style-name="Standard">Przykład wywołania</text:p>
      <text:p text:style-name="Standard">LogEnd();</text:p>
      <text:h text:style-name="P20" text:outline-level="1"><text:bookmark-start text:name="__RefHeading__139_1641409813"/>4. Funkcje pomocnicze.<text:bookmark-end text:name="__RefHeading__139_1641409813"/></text:h>
      <text:p text:style-name="Text_20_body"/>
      <text:h text:style-name="P25" text:outline-level="3"><text:bookmark-start text:name="__RefHeading__2757_474333304"/>PosnetLibGetVersion<text:bookmark-end text:name="__RefHeading__2757_474333304"/></text:h>
      <text:p text:style-name="P16"/>
      <text:p text:style-name="P16">Opis:</text:p>
      <text:p text:style-name="P16">funkcja umożliwia odczytanie wersji zarejestrowanej w systemie kontrolki PosnetLib.</text:p>
      <text:p text:style-name="P16"/>
      <text:p text:style-name="P16">Wywołanie funkcji:</text:p>
      <text:p text:style-name="P16"><text:span text:style-name="T1">string</text:span> PosnetLibGetVersion();</text:p>
      <text:p text:style-name="P16"/>
      <text:p text:style-name="P16">Zwracana wartość:</text:p>
      <text:p text:style-name="P16">ciąg znaków, oznaczenie wersji kontrolki zarejestrowanej w systemie.</text:p>
      <text:p text:style-name="P16"/>
      <text:p text:style-name="P16">Przykład wywołania:</text:p>
      <text:p text:style-name="P16">PosnetLibGetVersion();</text:p>
      <text:p text:style-name="P16"/>
      <text:h text:style-name="P25" text:outline-level="3"><text:bookmark-start text:name="__RefHeading__1303_341355196"/>CleanUp<text:bookmark-end text:name="__RefHeading__1303_341355196"/></text:h>
      <text:p text:style-name="P18"/>
      <text:p text:style-name="P18">Opis:</text:p>
      <text:p text:style-name="P18">Funkcja umożliwia usunięcie wszystkich danych dotyczących komunikacji z drukarką fiskalną, buforów kontrolki oraz kolejek odczytu/zapisu do/z urządzenia.</text:p>
      <text:p text:style-name="P18"/>
      <text:p text:style-name="P18">Wywołanie funkcji:</text:p>
      <text:p text:style-name="P16"><text:span text:style-name="T1">void</text:span> CleanUp();</text:p>
      <text:p text:style-name="P16"/>
      <text:p text:style-name="P16">Przykład wywołania:</text:p>
      <text:p text:style-name="P16">CleanUp();</text:p>
      <text:p text:style-name="P8"/>
      <text:h text:style-name="Heading_20_3" text:outline-level="3"><text:bookmark-start text:name="__RefHeading__443_391552125"/>CreateFrame<text:bookmark-end text:name="__RefHeading__443_391552125"/></text:h>
      <text:p text:style-name="Text_20_body"/>
      <text:p text:style-name="Standard">Opis:</text:p>
      <text:p text:style-name="Standard">funkcja umożliwia zbudowanie ramki protokołu Posnet na podstawie przekazanych parametrów.</text:p>
      <text:p text:style-name="Standard"/>
      <text:p text:style-name="Standard">Wywołanie funkcji:</text:p>
      <text:p text:style-name="Standard"><text:span text:style-name="T1">string</text:span> CreateFrame( <text:span text:style-name="T1">LPCTSTR</text:span> requestId, <text:span text:style-name="T1">LPCTSTR</text:span> requestParams );</text:p>
      <text:p text:style-name="Standard"/>
      <text:p text:style-name="Standard">Przekazywane parametry:</text:p>
      <text:p text:style-name="Standard">requestId – identyfikator polecenia,</text:p>
      <text:p text:style-name="Standard">requestParams – parametry polecenia rozdzielone znakiem TAB '09'h.</text:p>
      <text:p text:style-name="Standard"/>
      <text:p text:style-name="Standard">Zwracana wartość:</text:p>
      <text:p text:style-name="Standard">ciąg znaków, ramka protokołu Posnet lub kod błędu.</text:p>
      <text:p text:style-name="Standard"/>
      <text:p text:style-name="Standard">Przykład wywołania</text:p>
      <text:p text:style-name="Standard">CreateFrame( <text:span text:style-name="T4">”</text:span><text:span text:style-name="T4">dailyrep</text:span><text:span text:style-name="T4">”</text:span>, <text:span text:style-name="T4">”</text:span><text:span text:style-name="T4">da2013-08-19</text:span><text:span text:style-name="T4">”</text:span>);</text:p>
      <text:p text:style-name="Standard"/>
      <text:p text:style-name="Standard">Uwagi:</text:p>
      <text:p text:style-name="Standard">Przekazywane parametry w „requestId” oraz „requestParams” powinny być zgodne</text:p>
      <text:p text:style-name="Standard">z Instrukcją Programisty Protokołu Posnet dla konkretnego typu drukarki.</text:p>
      <text:p text:style-name="Standard"/>
      <text:p text:style-name="Standard">Pierwszy parametr w wywołaniu funkcji musi być niezerowy( != ””).</text:p>
      <text:p text:style-name="Standard"/>
      <text:p text:style-name="Standard">Jeżeli w ”requestParams” chcemy przekazać więcej niż jeden parametr dla polecenia protokołu należy je rozdzielić znakiem TAB '09'h np.: <text:span text:style-name="T6">”</text:span><text:span text:style-name="T7">naNazwaTowaru</text:span><text:span text:style-name="T4">\t</text:span><text:span text:style-name="T7">vt0</text:span><text:span text:style-name="T4">\t</text:span><text:span text:style-name="T7">pr1000</text:span><text:span text:style-name="T6">”</text:span></text:p>
      <text:p text:style-name="Standard"><text:span text:style-name="T6">dla rozkazu ”trline”(linia sprzedaży). Ciągu parametrów </text:span><text:span text:style-name="T3">nie należy poprzedzać ani kończyć znakiem TAB</text:span><text:span text:style-name="T6">, kontrolka zadba o właściwe opakowanie przekazanych danych.</text:span></text:p>
      <text:p text:style-name="Standard"/>
      <text:p text:style-name="Standard">Jeżeli polecenie protokołu nie posiada pól opcjonalnych jako drugi parametr w wywołaniu funkcji należy przekazać pusty ciąg znaków.</text:p>
      <text:p text:style-name="Standard"/>
      <text:p text:style-name="Standard">Funkcja nie kontroluje poprawności przekazanych danych.</text:p>
      <text:p text:style-name="Standard"/>
      <text:h text:style-name="P26" text:outline-level="3"><text:bookmark-start text:name="__RefHeading__445_391552125"/>GetCRC<text:bookmark-end text:name="__RefHeading__445_391552125"/></text:h>
      <text:p text:style-name="Text_20_body"/>
      <text:p text:style-name="Standard">Opis:</text:p>
      <text:p text:style-name="Standard">funkcja umożliwia obliczenie sumy kontrolnej dla samodzielnie zbudowanej ramki protokołu.</text:p>
      <text:p text:style-name="Standard"/>
      <text:p text:style-name="Standard">Wywołanie funkcji:</text:p>
      <text:p text:style-name="Standard"><text:span text:style-name="T1">string</text:span> GetCRC( <text:span text:style-name="T1">LPCTSTR</text:span> request);</text:p>
      <text:p text:style-name="Standard"/>
      <text:p text:style-name="Standard">Przekazywane parametry:</text:p>
      <text:p text:style-name="Standard">request – dane do obliczenia sumy kontrolnej.</text:p>
      <text:p text:style-name="Standard"/>
      <text:p text:style-name="Standard">Zwracana wartość:</text:p>
      <text:p text:style-name="Standard">ciąg znaków, suma kontrolna (4 znaki z zakresu 0-9 A-F) poprzedzona znakiem '#' np.: <text:span text:style-name="T4">”#A4B5”</text:span>.</text:p>
      <text:p text:style-name="Standard"/>
      <text:p text:style-name="Standard">Przykład wywołania</text:p>
      <text:p text:style-name="Standard">GetCRC( <text:span text:style-name="T4">”</text:span><text:span text:style-name="T4">dailyrep</text:span><text:span text:style-name="T4">\t</text:span><text:span text:style-name="T4">da2013-08-19</text:span><text:span text:style-name="T4">”</text:span>);</text:p>
      <text:p text:style-name="Standard"/>
      <text:p text:style-name="Standard">Uwagi:</text:p>
      <text:p text:style-name="Standard">Funkcja nie kontroluje poprawności przekazanych danych.</text:p>
      <text:p text:style-name="Standard"/>
      <text:p text:style-name="Standard">Dane do obliczenia sumy kontrolnej należy przekazywać zgodnie z specyfikacją protokołu.</text:p>
      <text:h text:style-name="P26" text:outline-level="3"><text:bookmark-start text:name="__RefHeading__447_391552125"/>GetToken<text:bookmark-end text:name="__RefHeading__447_391552125"/></text:h>
      <text:p text:style-name="Text_20_body"/>
      <text:p text:style-name="Standard">Opis:</text:p>
      <text:p text:style-name="Standard">funkcja umożliwia pobranie numeru Token dla kolejnej budowanej ramki protokołu.</text:p>
      <text:p text:style-name="Standard"/>
      <text:p text:style-name="Standard">Wywołanie funkcji:</text:p>
      <text:p text:style-name="Standard"><text:span text:style-name="T1">string</text:span> GetToken();</text:p>
      <text:p text:style-name="Standard"/>
      <text:p text:style-name="Standard">Zwracana wartość:</text:p>
      <text:p text:style-name="Standard">ciąg znaków, numer token poprzedzony znakiem '@' np.: <text:span text:style-name="T4">”@1”</text:span>.</text:p>
      <text:p text:style-name="Standard"/>
      <text:p text:style-name="Standard">Przykład wywołania</text:p>
      <text:p text:style-name="Standard">GetToken();</text:p>
      <text:p text:style-name="Standard"/>
      <text:p text:style-name="Standard">Uwagi:</text:p>
      <text:p text:style-name="Standard">Funkcja umożliwia zachowanie ciągłości numeru token w przypadku ręcznego budowania ramek.</text:p>
      <text:p text:style-name="Standard"/>
      <text:h text:style-name="Heading_20_3" text:outline-level="3"><text:bookmark-start text:name="__RefHeading__1593_731322735"/>GetParamValue<text:bookmark-end text:name="__RefHeading__1593_731322735"/></text:h>
      <text:p text:style-name="Text_20_body"/>
      <text:p text:style-name="Standard">Opis:</text:p>
      <text:p text:style-name="Standard">funkcja umożliwia pobranie wartości dowolnego parametru z przekazanej ramki protokołu.</text:p>
      <text:p text:style-name="Standard"/>
      <text:p text:style-name="Standard">Wywołanie funkcji:</text:p>
      <text:p text:style-name="Standard"><text:span text:style-name="T1">string</text:span> GetParamValue(<text:span text:style-name="T1">LPCTSTR</text:span> frame, <text:span text:style-name="T1">LPCTSTR</text:span> paramID);</text:p>
      <text:p text:style-name="Standard"/>
      <text:p text:style-name="Standard">Przekazywane parametry:</text:p>
      <text:p text:style-name="Standard">frame – ramka protokołu komunikacyjnego,</text:p>
      <text:p text:style-name="Standard"><text:span text:style-name="T10">paramID</text:span> – <text:span text:style-name="T10">identyfikator parametru zgodny ze specyfikacją</text:span>.</text:p>
      <text:p text:style-name="Standard"/>
      <text:p text:style-name="Standard">Zwracana wartość:</text:p>
      <text:p text:style-name="Standard">ciąg znaków, <text:span text:style-name="T10">wartość parametru wyodrębniona z przesłanej ramki</text:span>.</text:p>
      <text:p text:style-name="Standard"/>
      <text:p text:style-name="Standard">Przykład wywołania</text:p>
      <text:p text:style-name="P6"><text:span text:style-name="T10">GetParamValue</text:span>( <text:span text:style-name="T4">”</text:span><text:span text:style-name="T5">&lt;stx&gt;trline\t@67\tnaTowar A\tvt0\tpr999\t#997B&lt;etx&gt;</text:span><text:span text:style-name="T4">”</text:span> , <text:span text:style-name="T4">”</text:span><text:span text:style-name="T5">na</text:span><text:span text:style-name="T4">” </text:span>);</text:p>
      <text:p text:style-name="Standard"/>
      <text:p text:style-name="Standard">Uwagi:</text:p>
      <text:p text:style-name="P12">Za pomocą funkcji można wyodrębnić również wartość token lub kod błędu.</text:p>
      <text:p text:style-name="Text_20_body"/>
      <text:p text:style-name="P8"/>
      <text:h text:style-name="Heading_20_3" text:outline-level="3"><text:bookmark-start text:name="__RefHeading__1595_731322735"/>GetErrText<text:bookmark-end text:name="__RefHeading__1595_731322735"/></text:h>
      <text:p text:style-name="P7">Opis:</text:p>
      <text:p text:style-name="P7">funkcja umożliwia pobranie <text:span text:style-name="T11">opisu kodu błędu</text:span>.</text:p>
      <text:p text:style-name="P7"/>
      <text:p text:style-name="P7">Wywołanie funkcji:</text:p>
      <text:p text:style-name="P7"><text:span text:style-name="T1">string</text:span> Get<text:span text:style-name="T11">ErrText</text:span>( <text:span text:style-name="T2">long</text:span><text:span text:style-name="T11"> errCode</text:span>);</text:p>
      <text:p text:style-name="P7"/>
      <text:p text:style-name="P7">Przekazywane parametry:</text:p>
      <text:p text:style-name="P7"><text:span text:style-name="T11">errCode</text:span> – <text:span text:style-name="T11">kod błędu.</text:span></text:p>
      <text:p text:style-name="P7"/>
      <text:p text:style-name="P7">Zwracana wartość:</text:p>
      <text:p text:style-name="P7">ciąg znaków, <text:span text:style-name="T10">wartość </text:span><text:span text:style-name="T11">opis przekazanego kodu błędu</text:span>.</text:p>
      <text:p text:style-name="P7"/>
      <text:p text:style-name="P7">Przykład wywołania</text:p>
      <text:p text:style-name="P7"><text:span text:style-name="T11">GetErrText</text:span>( <text:span text:style-name="T11">-10</text:span><text:span text:style-name="T4"> </text:span>);</text:p>
      <text:p text:style-name="P7"/>
      <text:p text:style-name="P7">Uwagi:</text:p>
      <text:p text:style-name="P12">Za pomocą funkcji można pobrać również opis kodu błędu protokołu komunikacyjnego.</text:p>
      <text:p text:style-name="P8"/>
      <text:h text:style-name="Heading_20_1" text:outline-level="1"><text:bookmark-start text:name="__RefHeading__1597_731322735"/>5. <text:span text:style-name="T11">Informacje pomocnicze.</text:span><text:bookmark-end text:name="__RefHeading__1597_731322735"/></text:h>
      <text:p text:style-name="Text_20_body"/>
      <text:h text:style-name="Heading_20_3" text:outline-level="3"><text:bookmark-start text:name="__RefHeading__1599_731322735"/>Kody błędów wewnętrznych kontrolki.<text:bookmark-end text:name="__RefHeading__1599_731322735"/></text:h>
      <text:p text:style-name="P9"/>
      <text:p text:style-name="P15"><text:span text:style-name="T8"><text:tab/> <text:s/>-1 - Błąd podczas wykonywania polecenia.</text:span></text:p>
      <text:p text:style-name="P15"><text:span text:style-name="T8"><text:tab/> <text:s/>-5 - Nawiązano już połączenie.</text:span></text:p>
      <text:p text:style-name="P15"><text:span text:style-name="T8"><text:tab/> <text:s/>-6 - Brak aktywnego połączenia.</text:span></text:p>
      <text:p text:style-name="P15"><text:span text:style-name="T8"><text:tab/> <text:s/>-7 - Nieprawidłowy typ połączenia.</text:span></text:p>
      <text:p text:style-name="P15"><text:span text:style-name="T8"><text:tab/>-10 - Nie udało się nawiązać połączenia COM.</text:span></text:p>
      <text:p text:style-name="P15"><text:span text:style-name="T8"><text:tab/>-11 - Błąd ustawienia parametrów portu.</text:span></text:p>
      <text:p text:style-name="P15"><text:span text:style-name="T8"><text:tab/>-12 - Błąd zapisu danych(COM).</text:span></text:p>
      <text:p text:style-name="P15"><text:span text:style-name="T8"><text:tab/>-13 - Błąd odczytu danych(COM).</text:span></text:p>
      <text:p text:style-name="P15"><text:span text:style-name="T8"><text:tab/>-14 - Port nie został otwarty, a ktoś próbuje wysłać lub odebrać dane.</text:span></text:p>
      <text:p text:style-name="P15"><text:span text:style-name="T8"><text:tab/>-15 - Nieprawidłowa prędkość transmisji danych.</text:span></text:p>
      <text:p text:style-name="P15"><text:span text:style-name="T8"><text:tab/>-16 - Nieprawidłowe ustawienie sterowania przepływem.</text:span></text:p>
      <text:p text:style-name="P14"><text:tab/>-20 - Nie udało się nawiązać połączenia TCP.</text:p>
      <text:p text:style-name="P14"><text:tab/>-21 - Błąd tworzenia gniazda sieciowego.</text:p>
      <text:p text:style-name="P14"><text:tab/>-22 - Błąd zapisu danych(TCP).</text:p>
      <text:p text:style-name="P14"><text:tab/>-23 - Błąd odczytu danych(TCP).</text:p>
      <text:p text:style-name="P14"><text:tab/>-24 - Nie nawiązano połączenia TCP, a ktoś próbuje wysłać lub odebrać dane.</text:p>
      <text:p text:style-name="P14"><text:tab/>-25 - Błąd inicjalizacji WSA.</text:p>
      <text:p text:style-name="P15"><text:span text:style-name="T8"><text:tab/>-30 - Nieprawidłowe dane wejściowe, nie przekazano parametru.</text:span></text:p>
      <text:p text:style-name="P15"><text:span text:style-name="T8"><text:tab/>-31 - Brak danych do odczytu.</text:span></text:p>
      <text:p text:style-name="P15"><text:span text:style-name="T8"><text:tab/>-32 - Zupełny brak odpowiedzi (w wyznaczonym czasie).</text:span></text:p>
      <text:p text:style-name="P15"><text:span text:style-name="T8"><text:tab/>-33 - Nie jest możliwe wygenerowanie ramki (zbyt długa - bufor zbyt krótki).</text:span></text:p>
      <text:p text:style-name="P14"><text:tab/>-34 - Upłynął czas oczekiwania, nie otrzymano znacznika końca ramki.</text:p>
      <text:p text:style-name="P14"><text:tab/>-35 - Wykryto błąd danych w buforze odbiorczym.</text:p>
      <text:p text:style-name="P15"><text:span text:style-name="T8"><text:tab/>-50 - Logowanie danych zostało już włączone.</text:span></text:p>
      <text:p text:style-name="P15"><text:span text:style-name="T8"><text:tab/>-51 - Logowanie danych nie zostało włączone.</text:span></text:p>
      <text:p text:style-name="P15"><text:span text:style-name="T8"><text:tab/>-52 - Błędna konfiguracja logowania danych.</text:span></text:p>
      <text:p text:style-name="P14"><text:span text:style-name="T8"><text:tab/>-53 - Błąd tworzenia pliku loga.</text:span></text:p>
      <text:p text:style-name="P13"/>
      <text:p text:style-name="P13"/>
      <text:h text:style-name="P24" text:outline-level="3"><text:bookmark-start text:name="__RefHeading__1296_1201919076"/>Wsparcie techniczne.<text:bookmark-end text:name="__RefHeading__1296_1201919076"/></text:h>
      <text:p text:style-name="P17"/>
      <text:p text:style-name="P10"><text:span text:style-name="T9">Wsparcie techniczne w przypadku problemów z wykorzystaniem kontrolki lub jej działaniem można uzyskać pod adresem </text:span><text:a xlink:type="simple" xlink:href="mailto:helpdesk@posnet.com?subject=PosnetLib.ocx%20wsparcie%20techniczne."><text:span text:style-name="T9">helpdesk@posnet.co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2" svg:font-family="'Segoe UI'" style:font-family-generic="swiss" style:font-pitch="variable"/>
    <style:font-face style:name="Segoe UI" svg:font-family="'Segoe UI'" style:font-adornments="Normalny" style:font-family-generic="swiss" style:font-pitch="variable"/>
    <style:font-face style:name="Segoe UI1" svg:font-family="'Segoe UI'" style:font-adornments="Pogrubio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ez_20_tytułu1" style:display-name="Bez tytułu1" style:family="paragraph" style:parent-style-name="Footer"/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Segoe UI1" fo:font-size="12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Segoe UI1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left="0.96cm" fo:margin-right="0cm" fo:text-indent="-0.76cm" style:auto-text-indent="false" style:page-number="auto">
        <style:tab-stops>
          <style:tab-stop style:position="1cm"/>
        </style:tab-stops>
      </style:paragraph-properties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 style:master-page-name="">
      <style:paragraph-properties fo:margin-left="2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Page_20_Number" style:display-name="Page Number" style:family="text"/>
    <style:style style:name="PosnetLib_5f_instrukcja_5f_programisty_5f_001" style:display-name="PosnetLib_instrukcja_programisty_001" style:family="text" style:parent-style-name="Page_20_Number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Bez_20_tytułu1" style:display-name="Bez tytułu1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9T13:04:15.69</meta:creation-date>
    <dc:date>2013-09-02T08:58:03.57</dc:date>
    <meta:editing-duration>PT50M5S</meta:editing-duration>
    <meta:editing-cycles>13</meta:editing-cycles>
    <meta:generator>LibreOffice/4.0.4.2$Windows_x86 LibreOffice_project/9e9821abd0ffdbc09cd8c52eaa574fa09eb08f2</meta:generator>
    <meta:document-statistic meta:table-count="0" meta:image-count="0" meta:object-count="0" meta:page-count="16" meta:paragraph-count="305" meta:word-count="1575" meta:character-count="12103" meta:non-whitespace-character-count="10768"/>
  </office:meta>
</office:document-meta>
</file>